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acf4" officeooo:paragraph-rsid="0003acf4"/>
    </style:style>
    <style:style style:name="P2" style:family="paragraph" style:parent-style-name="Standard">
      <style:text-properties style:text-underline-style="solid" style:text-underline-width="auto" style:text-underline-color="font-color" officeooo:rsid="0003acf4" officeooo:paragraph-rsid="0003acf4"/>
    </style:style>
    <style:style style:name="P3" style:family="paragraph" style:parent-style-name="Standard">
      <style:text-properties style:text-underline-style="none" officeooo:rsid="0003acf4" officeooo:paragraph-rsid="0003acf4"/>
    </style:style>
    <style:style style:name="P4" style:family="paragraph" style:parent-style-name="Standard">
      <style:text-properties style:text-underline-style="none" officeooo:rsid="0003acf4" officeooo:paragraph-rsid="00041e22"/>
    </style:style>
    <style:style style:name="P5" style:family="paragraph" style:parent-style-name="Standard">
      <style:text-properties style:text-underline-style="none" officeooo:rsid="0005b546" officeooo:paragraph-rsid="0005b546"/>
    </style:style>
    <style:style style:name="P6" style:family="paragraph" style:parent-style-name="Standard">
      <style:text-properties style:text-underline-style="none" officeooo:rsid="0005efbf" officeooo:paragraph-rsid="0005efbf"/>
    </style:style>
    <style:style style:name="P7" style:family="paragraph" style:parent-style-name="Standard">
      <style:text-properties style:text-underline-style="none" officeooo:rsid="0012d652" officeooo:paragraph-rsid="0012d652"/>
    </style:style>
    <style:style style:name="P8" style:family="paragraph" style:parent-style-name="Text_20_body">
      <style:text-properties officeooo:rsid="00155443" officeooo:paragraph-rsid="00155443"/>
    </style:style>
    <style:style style:name="P9" style:family="paragraph" style:parent-style-name="Text_20_body">
      <style:text-properties officeooo:paragraph-rsid="00175e62"/>
    </style:style>
    <style:style style:name="T1" style:family="text">
      <style:text-properties officeooo:rsid="00041e22"/>
    </style:style>
    <style:style style:name="T2" style:family="text">
      <style:text-properties officeooo:rsid="00078d3b"/>
    </style:style>
    <style:style style:name="T3" style:family="text">
      <style:text-properties officeooo:rsid="000866a2"/>
    </style:style>
    <style:style style:name="T4" style:family="text">
      <style:text-properties fo:font-style="italic" officeooo:rsid="000ae577" style:font-style-asian="italic" style:font-style-complex="italic"/>
    </style:style>
    <style:style style:name="T5" style:family="text">
      <style:text-properties officeooo:rsid="000c99ba"/>
    </style:style>
    <style:style style:name="T6" style:family="text">
      <style:text-properties officeooo:rsid="000e2e74"/>
    </style:style>
    <style:style style:name="T7" style:family="text">
      <style:text-properties officeooo:rsid="000f416b"/>
    </style:style>
    <style:style style:name="T8" style:family="text">
      <style:text-properties officeooo:rsid="000f4db3"/>
    </style:style>
    <style:style style:name="T9" style:family="text">
      <style:text-properties officeooo:rsid="0012d652"/>
    </style:style>
    <style:style style:name="T10" style:family="text">
      <style:text-properties officeooo:rsid="001365d6"/>
    </style:style>
    <style:style style:name="T11" style:family="text">
      <style:text-properties officeooo:rsid="00155443"/>
    </style:style>
    <style:style style:name="T12" style:family="text">
      <style:text-properties officeooo:rsid="0016f6b4"/>
    </style:style>
    <style:style style:name="T13" style:family="text">
      <style:text-properties officeooo:rsid="00175e62"/>
    </style:style>
    <style:style style:name="T14" style:family="text">
      <style:text-properties officeooo:rsid="00191e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06/18</text:p>
      <text:p text:style-name="P1"/>
      <text:p text:style-name="P2">Searchs</text:p>
      <text:p text:style-name="P2"/>
      <text:p text:style-name="P3">queue: Breadth First searches</text:p>
      <text:p text:style-name="P3">stack: Depth first searches</text:p>
      <text:p text:style-name="P3"/>
      <text:p text:style-name="P4">&gt;<text:tab/></text:p>
      <text:p text:style-name="P4"><text:span text:style-name="T1"><text:tab/>int main(void){</text:span></text:p>
      <text:p text:style-name="P4"><text:line-break/><text:tab/><text:tab/>vector&lt;int&gt; num{1,2,3,4,5,6,7,8,9}</text:p>
      <text:p text:style-name="P4"><text:tab/><text:tab/><text:span text:style-name="T8">dofs(nums,6);</text:span></text:p>
      <text:p text:style-name="P4"><text:tab/><text:tab/><text:span text:style-name="T8">return 0;</text:span></text:p>
      <text:p text:style-name="P3"><text:tab/><text:span text:style-name="T1">}</text:span></text:p>
      <text:p text:style-name="P3"/>
      <text:p text:style-name="P3"><text:tab/>void doBfs(vector&lt;int&gt; &amp;num, int start_index){</text:p>
      <text:p text:style-name="P4"><text:tab/><text:tab/><text:span text:style-name="T1">vector&lt;bool&gt; flags{};</text:span></text:p>
      <text:p text:style-name="P6"><text:tab/><text:tab/>flags.resize(numbers.size()):</text:p>
      <text:p text:style-name="P6"/>
      <text:p text:style-name="P4"><text:tab/><text:tab/><text:span text:style-name="T1">flags(auto&amp; flag : flags){</text:span></text:p>
      <text:p text:style-name="P4"><text:tab/><text:tab/><text:tab/><text:span text:style-name="T3">flag = false;</text:span></text:p>
      <text:p text:style-name="P4"><text:tab/><text:tab/><text:span text:style-name="T1">}</text:span></text:p>
      <text:p text:style-name="P4"/>
      <text:p text:style-name="P4"><text:tab/>//<text:span text:style-name="T4">queues “run” a BFS</text:span></text:p>
      <text:p text:style-name="P4"><text:tab/><text:span text:style-name="T2">queue&lt;int&gt; to_visit{};<text:tab/></text:span></text:p>
      <text:p text:style-name="P4"><text:tab/><text:span text:style-name="T2">to_visit.push(starting_index);</text:span></text:p>
      <text:p text:style-name="P4"/>
      <text:p text:style-name="P4"><text:tab/><text:span text:style-name="T3">while(to_visit.empty() == false){</text:span></text:p>
      <text:p text:style-name="P4"><text:tab/><text:tab/><text:span text:style-name="T5">int current_index = to_visit.front();</text:span></text:p>
      <text:p text:style-name="P4"><text:tab/><text:tab/><text:span text:style-name="T7">to_visit.pop();</text:span></text:p>
      <text:p text:style-name="P4"><text:tab/><text:tab/><text:span text:style-name="T5">int prev_index = current_index – 1;</text:span></text:p>
      <text:p text:style-name="P4"><text:tab/><text:tab/><text:span text:style-name="T5">int next_index = current_index +1;</text:span></text:p>
      <text:p text:style-name="P4"/>
      <text:p text:style-name="P4"><text:tab/><text:tab/><text:span text:style-name="T5">flags[current_index] = true;</text:span></text:p>
      <text:p text:style-name="P4"><text:tab/><text:tab/><text:span text:style-name="T5">cout &lt;&lt; “Examining” &lt;&lt; numbers[curret_index] &lt;&lt; endl;</text:span></text:p>
      <text:p text:style-name="P4"/>
      <text:p text:style-name="P4"><text:tab/><text:tab/><text:span text:style-name="T5">if(prev_index &gt; -1 &amp;&amp; flags[prev_index == false){</text:span></text:p>
      <text:p text:style-name="P4"><text:tab/><text:tab/><text:tab/><text:span text:style-name="T6">to_visit.push(prev_index);</text:span></text:p>
      <text:p text:style-name="P4"><text:tab/><text:tab/><text:span text:style-name="T5">}</text:span></text:p>
      <text:p text:style-name="P4"/>
      <text:p text:style-name="P4"><text:tab/><text:tab/><text:span text:style-name="T6">if(next_index &lt; numbers.size() &amp;&amp; flags[next_index] == false){</text:span></text:p>
      <text:p text:style-name="P4"><text:tab/><text:tab/><text:tab/><text:span text:style-name="T6">to_visit.push(next_index);</text:span></text:p>
      <text:p text:style-name="P4"><text:tab/><text:tab/><text:span text:style-name="T6">}</text:span></text:p>
      <text:p text:style-name="P4"><text:tab/><text:span text:style-name="T3">}</text:span></text:p>
      <text:p text:style-name="P4"/>
      <text:p text:style-name="P4"><text:tab/></text:p>
      <text:p text:style-name="P4"/>
      <text:p text:style-name="P5">&lt;</text:p>
      <text:p text:style-name="P7"><text:soft-page-break/>&gt;</text:p>
      <text:p text:style-name="P7"><text:tab/>void doRecursive<text:span text:style-name="T12">D</text:span>FS(vector&lt;int&gt; &amp;numbers, int index, vector&lt;bool&gt; *flags = nullptr){</text:p>
      <text:p text:style-name="P7"><text:tab/><text:tab/>if(flags == nullptr){</text:p>
      <text:p text:style-name="P7"><text:tab/><text:tab/><text:tab/>flags = new vector&lt;bool&gt;{};</text:p>
      <text:p text:style-name="P7"><text:tab/><text:tab/><text:tab/>flags→resize(nums.size());</text:p>
      <text:p text:style-name="P7"><text:tab/><text:tab/><text:tab/>for(auto&amp; flag : *flags){</text:p>
      <text:p text:style-name="P7"><text:tab/><text:tab/><text:tab/><text:tab/>flag = false;</text:p>
      <text:p text:style-name="P7"><text:tab/><text:tab/><text:tab/>}</text:p>
      <text:p text:style-name="P7"><text:tab/><text:tab/>}</text:p>
      <text:p text:style-name="P7"/>
      <text:p text:style-name="Text_20_body"><text:tab/><text:tab/>cout &lt;&lt; “Examining” <text:span text:style-name="T9">&lt;&lt; nums[index] &lt;&lt; endl;</text:span></text:p>
      <text:p text:style-name="Text_20_body"><text:tab/><text:tab/><text:span text:style-name="T9">flags→at[index] = true;</text:span></text:p>
      <text:p text:style-name="Text_20_body"/>
      <text:p text:style-name="Text_20_body"><text:tab/><text:tab/>//<text:span text:style-name="T9">bounds checking</text:span></text:p>
      <text:p text:style-name="Text_20_body"><text:tab/><text:tab/><text:span text:style-name="T9">if(index &gt; -1 &amp;&amp; flags→at(index) == false){</text:span></text:p>
      <text:p text:style-name="Text_20_body"><text:tab/><text:tab/><text:tab/><text:span text:style-name="T9">doRecursiveDfs(nums, index – 1, flags);</text:span></text:p>
      <text:p text:style-name="Text_20_body"><text:tab/><text:tab/><text:span text:style-name="T10">}</text:span></text:p>
      <text:p text:style-name="Text_20_body"><text:tab/><text:tab/><text:span text:style-name="T10">if(next_index &lt; nums.size() &amp;&amp; flags→at(index==false){</text:span></text:p>
      <text:p text:style-name="Text_20_body"><text:tab/><text:tab/><text:tab/><text:span text:style-name="T10">doRecursiveDFS(nums,index ,flags);</text:span></text:p>
      <text:p text:style-name="Text_20_body"><text:tab/><text:tab/><text:span text:style-name="T10">}</text:span></text:p>
      <text:p text:style-name="Text_20_body"><text:tab/><text:span text:style-name="T11">}</text:span></text:p>
      <text:p text:style-name="Text_20_body"/>
      <text:p text:style-name="Text_20_body"><text:tab/><text:span text:style-name="T13">main(void){</text:span></text:p>
      <text:p text:style-name="P9"><text:tab/><text:tab/><text:span text:style-name="T13">vector&lt;int&gt; nums{1,2,3,4,5,6,7,8,9}</text:span></text:p>
      <text:p text:style-name="P9"><text:tab/><text:tab/></text:p>
      <text:p text:style-name="P9"><text:span text:style-name="T13"><text:tab/><text:tab/>QueueAdapter&lt;int&gt; 11_queue{new LinkedList&lt;int&gt;{} };</text:span></text:p>
      <text:p text:style-name="P9"><text:tab/><text:tab/><text:span text:style-name="T13">QueueAdapter&lt;int&gt; vect_queue{new Vector&lt;int&gt;{} };</text:span></text:p>
      <text:p text:style-name="P9"><text:tab/><text:tab/><text:span text:style-name="T13">CircularQueue&lt;int&gt; circ_queue{};</text:span></text:p>
      <text:p text:style-name="Text_20_body"><text:tab/><text:span text:style-name="T14">}</text:span></text:p>
      <text:p text:style-name="P8">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08:59:28.627391282</meta:creation-date>
    <dc:date>2018-02-06T09:57:10.267744632</dc:date>
    <meta:editing-duration>PT57M32S</meta:editing-duration>
    <meta:editing-cycles>22</meta:editing-cycles>
    <meta:generator>LibreOffice/5.4.4.2$Linux_X86_64 LibreOffice_project/40m0$Build-2</meta:generator>
    <meta:document-statistic meta:table-count="0" meta:image-count="0" meta:object-count="0" meta:page-count="2" meta:paragraph-count="62" meta:word-count="165" meta:character-count="1498" meta:non-whitespace-character-count="1282"/>
  </office:meta>
</office:document-meta>
</file>